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4.657cm" fo:margin-right="0cm" fo:text-indent="-4.551cm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margin-left="3.784cm" fo:margin-right="0cm" fo:text-indent="-3.81cm" style:auto-text-indent="false">
        <style:tab-stops/>
      </style:paragraph-properties>
    </style:style>
    <style:style style:name="P7" style:family="paragraph" style:parent-style-name="Standard" style:list-style-name="L3">
      <style:paragraph-properties fo:margin-left="2.831cm" fo:margin-right="0cm" fo:text-indent="-2.831cm" style:auto-text-indent="false">
        <style:tab-stops/>
      </style:paragraph-properties>
    </style:style>
    <style:style style:name="P8" style:family="paragraph" style:parent-style-name="Standard" style:list-style-name="L3">
      <style:paragraph-properties fo:margin-left="2.884cm" fo:margin-right="0cm" fo:text-indent="-2.884cm" style:auto-text-indent="false">
        <style:tab-stops/>
      </style:paragraph-properties>
    </style:style>
    <style:style style:name="P9" style:family="paragraph" style:parent-style-name="Standard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 style:list-style-name="L5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 style:list-style-name="L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5">
      <style:paragraph-properties fo:margin-left="0cm" fo:margin-right="0cm" fo:text-indent="0cm" style:auto-text-indent="false"/>
    </style:style>
    <style:style style:name="P14" style:family="paragraph" style:parent-style-name="Standard" style:list-style-name="L5">
      <style:paragraph-properties fo:margin-left="0.026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Standard" style:list-style-name="L5">
      <style:paragraph-properties fo:margin-left="0.064cm" fo:margin-right="0cm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 fo:margin-left="4.657cm" fo:margin-right="0cm" fo:text-indent="-4.551cm" style:auto-text-indent="false">
        <style:tab-stops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.339cm" fo:margin-right="0cm" fo:text-indent="0cm" style:auto-text-indent="false"/>
    </style:style>
    <style:style style:name="P18" style:family="paragraph" style:parent-style-name="Standard">
      <style:paragraph-properties fo:margin-left="3.366cm" fo:margin-right="0cm" fo:text-indent="-6.668cm" style:auto-text-indent="false">
        <style:tab-stops>
          <style:tab-stop style:position="-2.032cm"/>
        </style:tab-stops>
      </style:paragraph-properties>
      <style:text-properties fo:font-weight="normal" style:font-weight-asian="normal" style:font-weight-complex="normal"/>
    </style:style>
    <style:style style:name="P19" style:family="paragraph" style:parent-style-name="Text_20_body" style:list-style-name="L1">
      <style:paragraph-properties fo:margin-left="3.784cm" fo:margin-right="0cm" fo:text-indent="-3.81cm" style:auto-text-indent="false">
        <style:tab-stops/>
      </style:paragraph-properties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Times New Roman1" style:font-name-asian="Times New Roman1" style:font-name-complex="Times New Roman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ouis CORRE</text:p>
      <text:p text:style-name="P17">17 bloaz (ganet d'an 19/02/1995)</text:p>
      <text:p text:style-name="P17">Kerever 29410 Sant Tegoneg</text:p>
      <text:p text:style-name="P17">corre.louis@gmail.com</text:p>
      <text:p text:style-name="P17">06 46 63 15 07</text:p>
      <text:p text:style-name="Standard"/>
      <text:p text:style-name="Standard"/>
      <text:h text:style-name="Heading_20_1" text:outline-level="1">Studioù</text:h>
      <text:p text:style-name="Standard"/>
      <text:list xml:id="list34522214" text:style-name="L1">
        <text:list-item>
          <text:p text:style-name="P19">2009/2012<text:tab/>Eilvet ha 1añ S e lise DIWAN e Karaez</text:p>
        </text:list-item>
      </text:list>
      <text:p text:style-name="P1"/>
      <text:list xml:id="list34540935" text:style-name="L2">
        <text:list-item>
          <text:p text:style-name="P6">06/2009 <text:s text:c="9"/>Brevet ar skolaj (DNB) – menneg mat a-walc'h (skolaj DIWAN ar Relek Kerhuon)</text:p>
        </text:list-item>
      </text:list>
      <text:p text:style-name="P1"/>
      <text:p text:style-name="P1"/>
      <text:list xml:id="list34519507" text:style-name="L3">
        <text:list-item>
          <text:p text:style-name="P7">yezhoù: <text:s text:c="2"/>Saozneg</text:p>
          <text:p text:style-name="P8">Spagnoleg</text:p>
          <text:p text:style-name="P8">Brezhoneg (ingal) <text:s text:c="58"/></text:p>
        </text:list-item>
      </text:list>
      <text:p text:style-name="P1"/>
      <text:h text:style-name="Heading_20_1" text:outline-level="1">Skiant-prenet micherel</text:h>
      <text:p text:style-name="P3"/>
      <text:p text:style-name="P18"><text:s text:c="32"/><text:span text:style-name="T2">•</text:span> <text:s text:c="9"/>Hañv 2011: Koulz-amzer e « Bretagne Plants – récolte de parcelles expérimentales de pommes de <text:s text:c="2"/>terre. »</text:p>
      <text:list xml:id="list34511967" text:style-name="L4">
        <text:list-header>
          <text:p text:style-name="P9"/>
        </text:list-header>
      </text:list>
      <text:h text:style-name="Heading_20_1" text:outline-level="1">Troet war</text:h>
      <text:list xml:id="list34538289" text:style-name="L5">
        <text:list-header>
          <text:p text:style-name="P14"><text:s text:c="12"/></text:p>
        </text:list-header>
        <text:list-item>
          <text:p text:style-name="P14">Troet war ar sevenadur breizhad hag ar sport</text:p>
          <text:p text:style-name="P14"/>
        </text:list-item>
        <text:list-item>
          <text:p text:style-name="P14">Youl-vat: <text:s text:c="16"/>- Erer kozh 2011, 2012</text:p>
        </text:list-item>
      </text:list>
      <text:p text:style-name="P5"><text:s text:c="45"/>- Tro Menez Are 2010, 2011, 2012</text:p>
      <text:p text:style-name="P5"><text:s text:c="45"/>- Fest Bro Pagan 2011</text:p>
      <text:p text:style-name="P5"/>
      <text:list xml:id="list35576855" text:continue-numbering="true" text:style-name="L5">
        <text:list-item>
          <text:p text:style-name="P15">Sportoù: <text:s text:c="18"/>- Rugbi klub landivisiau abaoe 11 bloaz</text:p>
          <text:p text:style-name="P10"><text:s text:c="44"/>- Badeziant splujañ gant gwisk-spluj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- UNSS: kross, kayak, </text:p>
                              <text:p text:style-name="P16">- Dudioù hiniennel liesseurt (VTT, kross)</text:p>
                              <text:p text:style-name="P16"/>
                              <text:p text:style-name="P16"/>
                              <text:p text:style-name="P1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3554724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/>
                              <text:p text:style-name="P16"/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/>
        </text:list-item>
      </text:list>
      <text:p text:style-name="P2"/>
      <text:p text:style-name="P3"/>
      <text:list xml:id="list34542927" text:style-name="L6">
        <text:list-header>
          <text:p text:style-name="P12"/>
        </text:list-header>
      </text:list>
      <text:p text:style-name="P1"><text:soft-page-break/></text:p>
      <text:p text:style-name="P1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#e6e6e6" fo:padding="0.049cm" fo:border-left="none" fo:border-right="none" fo:border-top="0.018cm solid #000000" fo:border-bottom="0.018cm solid #000000" style:shadow="none">
        <style:tab-stops/>
        <style:background-image/>
      </style:paragraph-properties>
      <style:text-properties fo:color="#000000" fo:font-size="13pt" style:text-underline-style="none" fo:font-weight="bold" style:font-size-asian="115%" style:font-weight-asian="bold" style:font-size-complex="115%" style:font-weight-complex="bold" style:text-overline-style="none" style:text-ov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32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SA</meta:initial-creator>
    <meta:creation-date>2010-12-02T08:27:43.28</meta:creation-date>
    <dc:date>2012-07-27T15:42:38.75</dc:date>
    <meta:editing-duration>PT13H57M17S</meta:editing-duration>
    <meta:editing-cycles>18</meta:editing-cycles>
    <meta:generator>OpenOffice.org/3.3$Win32 OpenOffice.org_project/330m20$Build-9567</meta:generator>
    <meta:print-date>2012-04-23T19:44:15.75</meta:print-date>
    <meta:document-statistic meta:table-count="0" meta:image-count="0" meta:object-count="0" meta:page-count="2" meta:paragraph-count="24" meta:word-count="130" meta:character-count="1001"/>
    <meta:user-defined meta:name="Info 1"/>
    <meta:user-defined meta:name="Info 2"/>
    <meta:user-defined meta:name="Info 3"/>
    <meta:user-defined meta:name="Info 4"/>
  </office:meta>
</office:document-meta>
</file>